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2"/>
    <style:style style:name="ce2" style:family="table-cell" style:parent-style-name="Default" style:data-style-name="N61"/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83.23pt" svg:height="352.01pt" svg:x="449.04pt" svg:y="78.92pt">
            <draw:object draw:notify-on-update-of-ranges="Sheet1.B17:Sheet1.B37 Sheet1.E17:Sheet1.E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17pt" svg:height="254.92pt" svg:x="388.12pt" svg:y="450.11pt">
            <draw:object draw:notify-on-update-of-ranges="Sheet1.B17:Sheet1.B25 Sheet1.E17:Sheet1.E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17pt" svg:height="254.92pt" svg:x="869.19pt" svg:y="449.06pt">
            <draw:object draw:notify-on-update-of-ranges="Sheet1.B26:Sheet1.B30 Sheet1.E26:Sheet1.E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17pt" svg:height="254.92pt" svg:x="1030.22pt" svg:y="130.14pt">
            <draw:object draw:notify-on-update-of-ranges="Sheet1.B31:Sheet1.B37 Sheet1.E31:Sheet1.E3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Stienh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in</text:p>
          </table:table-cell>
          <table:table-cell office:value-type="string" calcext:value-type="string">
            <text:p>Vmax</text:p>
          </table:table-cell>
          <table:table-cell table:style-name="Default" office:value-type="string" calcext:value-type="string">
            <text:p>Vref</text:p>
          </table:table-cell>
          <table:table-cell office:value-type="string" calcext:value-type="string">
            <text:p>Rload</text:p>
          </table:table-cell>
          <table:table-cell table:style-name="Default" office:value-type="string" calcext:value-type="string">
            <text:p>Tmin</text:p>
          </table:table-cell>
          <table:table-cell office:value-type="string" calcext:value-type="string">
            <text:p>Tm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2" office:value-type="string" calcext:value-type="string">
            <text:p>V</text:p>
          </table:table-cell>
          <table:table-cell table:style-name="Default" office:value-type="string" calcext:value-type="string">
            <text:p>V</text:p>
          </table:table-cell>
          <table:table-cell office:value-type="string" calcext:value-type="string">
            <text:p>Ohms</text:p>
          </table:table-cell>
          <table:table-cell table:style-name="Default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style-name="Default" office:value-type="float" office:value="2.6" calcext:value-type="float">
            <text:p>2.6</text:p>
          </table:table-cell>
          <table:table-cell table:style-name="ce2" office:value-type="float" office:value="10000" calcext:value-type="float">
            <text:p>1.00E+0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table:style-name="Default" office:value-type="string" calcext:value-type="string">
            <text:p>Rthermistor</text:p>
          </table:table-cell>
          <table:table-cell office:value-type="string" calcext:value-type="string">
            <text:p>Vout</text:p>
          </table:table-cell>
          <table:table-cell table:style-name="Default" office:value-type="string" calcext:value-type="string">
            <text:p>ADC_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Default" office:value-type="string" calcext:value-type="string">
            <text:p>Ohms</text:p>
          </table:table-cell>
          <table:table-cell office:value-type="string" calcext:value-type="string">
            <text:p>V</text:p>
          </table:table-cell>
          <table:table-cell table:style-name="Default" office:value-type="string" calcext:value-type="string">
            <text:p>unitless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office:value-type="float" office:value="332094" calcext:value-type="float">
            <text:p>332 094</text:p>
          </table:table-cell>
          <table:table-cell table:formula="of:=([.$B$4]-[.$A$4])*[.C9]/([.$D$4]+[.C9])" office:value-type="float" office:value="3.20353528562325" calcext:value-type="float">
            <text:p>3.20353528562325</text:p>
          </table:table-cell>
          <table:table-cell table:formula="of:=MIN(FLOOR(([.D9]/[.$C$4])*(2^12-1));2^12-1)" office:value-type="float" office:value="4095" calcext:value-type="float">
            <text:p>40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35" calcext:value-type="float">
            <text:p>-35</text:p>
          </table:table-cell>
          <table:table-cell office:value-type="float" office:value="239900" calcext:value-type="float">
            <text:p>239 900</text:p>
          </table:table-cell>
          <table:table-cell table:formula="of:=([.$B$4]-[.$A$4])*[.C10]/([.$D$4]+[.C10])" office:value-type="float" office:value="3.16794717887155" calcext:value-type="float">
            <text:p>3.16794717887155</text:p>
          </table:table-cell>
          <table:table-cell table:formula="of:=MIN(FLOOR(([.D10]/[.$C$4])*(2^12-1));2^12-1)" office:value-type="float" office:value="4095" calcext:value-type="float">
            <text:p>40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175200" calcext:value-type="float">
            <text:p>175 200</text:p>
          </table:table-cell>
          <table:table-cell table:formula="of:=([.$B$4]-[.$A$4])*[.C11]/([.$D$4]+[.C11])" office:value-type="float" office:value="3.12181425485961" calcext:value-type="float">
            <text:p>3.12181425485961</text:p>
          </table:table-cell>
          <table:table-cell table:formula="of:=MIN(FLOOR(([.D11]/[.$C$4])*(2^12-1));2^12-1)" office:value-type="float" office:value="4095" calcext:value-type="float">
            <text:p>40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office:value-type="float" office:value="129287" calcext:value-type="float">
            <text:p>129 287</text:p>
          </table:table-cell>
          <table:table-cell table:formula="of:=([.$B$4]-[.$A$4])*[.C12]/([.$D$4]+[.C12])" office:value-type="float" office:value="3.06307911003898" calcext:value-type="float">
            <text:p>3.06307911003898</text:p>
          </table:table-cell>
          <table:table-cell table:formula="of:=MIN(FLOOR(([.D12]/[.$C$4])*(2^12-1));2^12-1)" office:value-type="float" office:value="4095" calcext:value-type="float">
            <text:p>40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96358" calcext:value-type="float">
            <text:p>96 358</text:p>
          </table:table-cell>
          <table:table-cell table:formula="of:=([.$B$4]-[.$A$4])*[.C13]/([.$D$4]+[.C13])" office:value-type="float" office:value="2.98972714793433" calcext:value-type="float">
            <text:p>2.98972714793433</text:p>
          </table:table-cell>
          <table:table-cell table:formula="of:=MIN(FLOOR(([.D13]/[.$C$4])*(2^12-1));2^12-1)" office:value-type="float" office:value="4095" calcext:value-type="float">
            <text:p>40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72500" calcext:value-type="float">
            <text:p>72 500</text:p>
          </table:table-cell>
          <table:table-cell table:formula="of:=([.$B$4]-[.$A$4])*[.C14]/([.$D$4]+[.C14])" office:value-type="float" office:value="2.9" calcext:value-type="float">
            <text:p>2.9</text:p>
          </table:table-cell>
          <table:table-cell table:formula="of:=MIN(FLOOR(([.D14]/[.$C$4])*(2^12-1));2^12-1)" office:value-type="float" office:value="4095" calcext:value-type="float">
            <text:p>40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55046" calcext:value-type="float">
            <text:p>55 046</text:p>
          </table:table-cell>
          <table:table-cell table:formula="of:=([.$B$4]-[.$A$4])*[.C15]/([.$D$4]+[.C15])" office:value-type="float" office:value="2.79266672816161" calcext:value-type="float">
            <text:p>2.79266672816161</text:p>
          </table:table-cell>
          <table:table-cell table:formula="of:=MIN(FLOOR(([.D15]/[.$C$4])*(2^12-1));2^12-1)" office:value-type="float" office:value="4095" calcext:value-type="float">
            <text:p>40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42157" calcext:value-type="float">
            <text:p>42 157</text:p>
          </table:table-cell>
          <table:table-cell table:formula="of:=([.$B$4]-[.$A$4])*[.C16]/([.$D$4]+[.C16])" office:value-type="float" office:value="2.66729489809613" calcext:value-type="float">
            <text:p>2.66729489809613</text:p>
          </table:table-cell>
          <table:table-cell table:formula="of:=MIN(FLOOR(([.D16]/[.$C$4])*(2^12-1));2^12-1)" office:value-type="float" office:value="4095" calcext:value-type="float">
            <text:p>40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554" calcext:value-type="float">
            <text:p>32 554</text:p>
          </table:table-cell>
          <table:table-cell table:formula="of:=([.$B$4]-[.$A$4])*[.C17]/([.$D$4]+[.C17])" office:value-type="float" office:value="2.52451473422005" calcext:value-type="float">
            <text:p>2.52451473422005</text:p>
          </table:table-cell>
          <table:table-cell table:formula="of:=MIN(FLOOR(([.D17]/[.$C$4])*(2^12-1));2^12-1)" office:value-type="float" office:value="3976" calcext:value-type="float">
            <text:p>39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5339" calcext:value-type="float">
            <text:p>25 339</text:p>
          </table:table-cell>
          <table:table-cell table:formula="of:=([.$B$4]-[.$A$4])*[.C18]/([.$D$4]+[.C18])" office:value-type="float" office:value="2.36618749823142" calcext:value-type="float">
            <text:p>2.36618749823142</text:p>
          </table:table-cell>
          <table:table-cell table:formula="of:=MIN(FLOOR(([.D18]/[.$C$4])*(2^12-1));2^12-1)" office:value-type="float" office:value="3726" calcext:value-type="float">
            <text:p>37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872" calcext:value-type="float">
            <text:p>19 872</text:p>
          </table:table-cell>
          <table:table-cell table:formula="of:=([.$B$4]-[.$A$4])*[.C19]/([.$D$4]+[.C19])" office:value-type="float" office:value="2.19528655597215" calcext:value-type="float">
            <text:p>2.19528655597215</text:p>
          </table:table-cell>
          <table:table-cell table:formula="of:=MIN(FLOOR(([.D19]/[.$C$4])*(2^12-1));2^12-1)" office:value-type="float" office:value="3457" calcext:value-type="float">
            <text:p>34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698" calcext:value-type="float">
            <text:p>15 698</text:p>
          </table:table-cell>
          <table:table-cell table:formula="of:=([.$B$4]-[.$A$4])*[.C20]/([.$D$4]+[.C20])" office:value-type="float" office:value="2.01585337380341" calcext:value-type="float">
            <text:p>2.01585337380341</text:p>
          </table:table-cell>
          <table:table-cell table:formula="of:=MIN(FLOOR(([.D20]/[.$C$4])*(2^12-1));2^12-1)" office:value-type="float" office:value="3174" calcext:value-type="float">
            <text:p>31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2488" calcext:value-type="float">
            <text:p>12 488</text:p>
          </table:table-cell>
          <table:table-cell table:formula="of:=([.$B$4]-[.$A$4])*[.C21]/([.$D$4]+[.C21])" office:value-type="float" office:value="1.83255069370331" calcext:value-type="float">
            <text:p>1.83255069370331</text:p>
          </table:table-cell>
          <table:table-cell table:formula="of:=MIN(FLOOR(([.D21]/[.$C$4])*(2^12-1));2^12-1)" office:value-type="float" office:value="2886" calcext:value-type="float">
            <text:p>28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 000</text:p>
          </table:table-cell>
          <table:table-cell table:formula="of:=([.$B$4]-[.$A$4])*[.C22]/([.$D$4]+[.C22])" office:value-type="float" office:value="1.65" calcext:value-type="float">
            <text:p>1.65</text:p>
          </table:table-cell>
          <table:table-cell table:formula="of:=MIN(FLOOR(([.D22]/[.$C$4])*(2^12-1));2^12-1)" office:value-type="float" office:value="2598" calcext:value-type="float">
            <text:p>25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8059" calcext:value-type="float">
            <text:p>8 059</text:p>
          </table:table-cell>
          <table:table-cell table:formula="of:=([.$B$4]-[.$A$4])*[.C23]/([.$D$4]+[.C23])" office:value-type="float" office:value="1.47265629326098" calcext:value-type="float">
            <text:p>1.47265629326098</text:p>
          </table:table-cell>
          <table:table-cell table:formula="of:=MIN(FLOOR(([.D23]/[.$C$4])*(2^12-1));2^12-1)" office:value-type="float" office:value="2319" calcext:value-type="float">
            <text:p>23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6535" calcext:value-type="float">
            <text:p>6 535</text:p>
          </table:table-cell>
          <table:table-cell table:formula="of:=([.$B$4]-[.$A$4])*[.C24]/([.$D$4]+[.C24])" office:value-type="float" office:value="1.30423344420925" calcext:value-type="float">
            <text:p>1.30423344420925</text:p>
          </table:table-cell>
          <table:table-cell table:formula="of:=MIN(FLOOR(([.D24]/[.$C$4])*(2^12-1));2^12-1)" office:value-type="float" office:value="2054" calcext:value-type="float">
            <text:p>20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330" calcext:value-type="float">
            <text:p>5 330</text:p>
          </table:table-cell>
          <table:table-cell table:formula="of:=([.$B$4]-[.$A$4])*[.C25]/([.$D$4]+[.C25])" office:value-type="float" office:value="1.14735812133072" calcext:value-type="float">
            <text:p>1.14735812133072</text:p>
          </table:table-cell>
          <table:table-cell table:formula="of:=MIN(FLOOR(([.D25]/[.$C$4])*(2^12-1));2^12-1)" office:value-type="float" office:value="1807" calcext:value-type="float">
            <text:p>18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372" calcext:value-type="float">
            <text:p>4 372</text:p>
          </table:table-cell>
          <table:table-cell table:formula="of:=([.$B$4]-[.$A$4])*[.C26]/([.$D$4]+[.C26])" office:value-type="float" office:value="1.00386863345394" calcext:value-type="float">
            <text:p>1.00386863345394</text:p>
          </table:table-cell>
          <table:table-cell table:formula="of:=MIN(FLOOR(([.D26]/[.$C$4])*(2^12-1));2^12-1)" office:value-type="float" office:value="1581" calcext:value-type="float">
            <text:p>15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605" calcext:value-type="float">
            <text:p>3 605</text:p>
          </table:table-cell>
          <table:table-cell table:formula="of:=([.$B$4]-[.$A$4])*[.C27]/([.$D$4]+[.C27])" office:value-type="float" office:value="0.874421168687982" calcext:value-type="float">
            <text:p>0.874421168687982</text:p>
          </table:table-cell>
          <table:table-cell table:formula="of:=MIN(FLOOR(([.D27]/[.$C$4])*(2^12-1));2^12-1)" office:value-type="float" office:value="1377" calcext:value-type="float">
            <text:p>13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989" calcext:value-type="float">
            <text:p>2 989</text:p>
          </table:table-cell>
          <table:table-cell table:formula="of:=([.$B$4]-[.$A$4])*[.C28]/([.$D$4]+[.C28])" office:value-type="float" office:value="0.75938871352683" calcext:value-type="float">
            <text:p>0.75938871352683</text:p>
          </table:table-cell>
          <table:table-cell table:formula="of:=MIN(FLOOR(([.D28]/[.$C$4])*(2^12-1));2^12-1)" office:value-type="float" office:value="1196" calcext:value-type="float">
            <text:p>11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490" calcext:value-type="float">
            <text:p>2 490</text:p>
          </table:table-cell>
          <table:table-cell table:formula="of:=([.$B$4]-[.$A$4])*[.C29]/([.$D$4]+[.C29])" office:value-type="float" office:value="0.657886309047238" calcext:value-type="float">
            <text:p>0.657886309047238</text:p>
          </table:table-cell>
          <table:table-cell table:formula="of:=MIN(FLOOR(([.D29]/[.$C$4])*(2^12-1));2^12-1)" office:value-type="float" office:value="1036" calcext:value-type="float">
            <text:p>10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084" calcext:value-type="float">
            <text:p>2 084</text:p>
          </table:table-cell>
          <table:table-cell table:formula="of:=([.$B$4]-[.$A$4])*[.C30]/([.$D$4]+[.C30])" office:value-type="float" office:value="0.569116186693148" calcext:value-type="float">
            <text:p>0.569116186693148</text:p>
          </table:table-cell>
          <table:table-cell table:formula="of:=MIN(FLOOR(([.D30]/[.$C$4])*(2^12-1));2^12-1)" office:value-type="float" office:value="896" calcext:value-type="float">
            <text:p>8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753" calcext:value-type="float">
            <text:p>1 753</text:p>
          </table:table-cell>
          <table:table-cell table:formula="of:=([.$B$4]-[.$A$4])*[.C31]/([.$D$4]+[.C31])" office:value-type="float" office:value="0.492206245213988" calcext:value-type="float">
            <text:p>0.492206245213988</text:p>
          </table:table-cell>
          <table:table-cell table:formula="of:=MIN(FLOOR(([.D31]/[.$C$4])*(2^12-1));2^12-1)" office:value-type="float" office:value="775" calcext:value-type="float">
            <text:p>7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481" calcext:value-type="float">
            <text:p>1 481</text:p>
          </table:table-cell>
          <table:table-cell table:formula="of:=([.$B$4]-[.$A$4])*[.C32]/([.$D$4]+[.C32])" office:value-type="float" office:value="0.425685915860988" calcext:value-type="float">
            <text:p>0.425685915860988</text:p>
          </table:table-cell>
          <table:table-cell table:formula="of:=MIN(FLOOR(([.D32]/[.$C$4])*(2^12-1));2^12-1)" office:value-type="float" office:value="670" calcext:value-type="float">
            <text:p>6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256" calcext:value-type="float">
            <text:p>1 256</text:p>
          </table:table-cell>
          <table:table-cell table:formula="of:=([.$B$4]-[.$A$4])*[.C33]/([.$D$4]+[.C33])" office:value-type="float" office:value="0.368230277185501" calcext:value-type="float">
            <text:p>0.368230277185501</text:p>
          </table:table-cell>
          <table:table-cell table:formula="of:=MIN(FLOOR(([.D33]/[.$C$4])*(2^12-1));2^12-1)" office:value-type="float" office:value="579" calcext:value-type="float">
            <text:p>5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070" calcext:value-type="float">
            <text:p>1 070</text:p>
          </table:table-cell>
          <table:table-cell table:formula="of:=([.$B$4]-[.$A$4])*[.C34]/([.$D$4]+[.C34])" office:value-type="float" office:value="0.318970189701897" calcext:value-type="float">
            <text:p>0.318970189701897</text:p>
          </table:table-cell>
          <table:table-cell table:formula="of:=MIN(FLOOR(([.D34]/[.$C$4])*(2^12-1));2^12-1)" office:value-type="float" office:value="502" calcext:value-type="float">
            <text:p>5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15.4" calcext:value-type="float">
            <text:p><text:s/>915</text:p>
          </table:table-cell>
          <table:table-cell table:formula="of:=([.$B$4]-[.$A$4])*[.C35]/([.$D$4]+[.C35])" office:value-type="float" office:value="0.276748447148066" calcext:value-type="float">
            <text:p>0.276748447148066</text:p>
          </table:table-cell>
          <table:table-cell table:formula="of:=MIN(FLOOR(([.D35]/[.$C$4])*(2^12-1));2^12-1)" office:value-type="float" office:value="435" calcext:value-type="float">
            <text:p>4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786" calcext:value-type="float">
            <text:p><text:s/>786</text:p>
          </table:table-cell>
          <table:table-cell table:formula="of:=([.$B$4]-[.$A$4])*[.C36]/([.$D$4]+[.C36])" office:value-type="float" office:value="0.240478397923234" calcext:value-type="float">
            <text:p>0.240478397923234</text:p>
          </table:table-cell>
          <table:table-cell table:formula="of:=MIN(FLOOR(([.D36]/[.$C$4])*(2^12-1));2^12-1)" office:value-type="float" office:value="378" calcext:value-type="float">
            <text:p>3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677.3" calcext:value-type="float">
            <text:p><text:s/>677</text:p>
          </table:table-cell>
          <table:table-cell table:formula="of:=([.$B$4]-[.$A$4])*[.C37]/([.$D$4]+[.C37])" office:value-type="float" office:value="0.209331010648759" calcext:value-type="float">
            <text:p>0.209331010648759</text:p>
          </table:table-cell>
          <table:table-cell table:formula="of:=MIN(FLOOR(([.D37]/[.$C$4])*(2^12-1));2^12-1)" office:value-type="float" office:value="329" calcext:value-type="float">
            <text:p>3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585.7" calcext:value-type="float">
            <text:p><text:s/>586</text:p>
          </table:table-cell>
          <table:table-cell table:formula="of:=([.$B$4]-[.$A$4])*[.C38]/([.$D$4]+[.C38])" office:value-type="float" office:value="0.182586886082167" calcext:value-type="float">
            <text:p>0.182586886082167</text:p>
          </table:table-cell>
          <table:table-cell table:formula="of:=MIN(FLOOR(([.D38]/[.$C$4])*(2^12-1));2^12-1)"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508.3" calcext:value-type="float">
            <text:p><text:s/>508</text:p>
          </table:table-cell>
          <table:table-cell table:formula="of:=([.$B$4]-[.$A$4])*[.C39]/([.$D$4]+[.C39])" office:value-type="float" office:value="0.159625248613001" calcext:value-type="float">
            <text:p>0.159625248613001</text:p>
          </table:table-cell>
          <table:table-cell table:formula="of:=MIN(FLOOR(([.D39]/[.$C$4])*(2^12-1));2^12-1)" office:value-type="float" office:value="251" calcext:value-type="float">
            <text:p>2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442.6" calcext:value-type="float">
            <text:p><text:s/>443</text:p>
          </table:table-cell>
          <table:table-cell table:formula="of:=([.$B$4]-[.$A$4])*[.C40]/([.$D$4]+[.C40])" office:value-type="float" office:value="0.139867465956754" calcext:value-type="float">
            <text:p>0.139867465956754</text:p>
          </table:table-cell>
          <table:table-cell table:formula="of:=MIN(FLOOR(([.D40]/[.$C$4])*(2^12-1));2^12-1)"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386.6" calcext:value-type="float">
            <text:p><text:s/>387</text:p>
          </table:table-cell>
          <table:table-cell table:formula="of:=([.$B$4]-[.$A$4])*[.C41]/([.$D$4]+[.C41])" office:value-type="float" office:value="0.122829414822945" calcext:value-type="float">
            <text:p>0.122829414822945</text:p>
          </table:table-cell>
          <table:table-cell table:formula="of:=MIN(FLOOR(([.D41]/[.$C$4])*(2^12-1));2^12-1)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338.7" calcext:value-type="float">
            <text:p><text:s/>339</text:p>
          </table:table-cell>
          <table:table-cell table:formula="of:=([.$B$4]-[.$A$4])*[.C42]/([.$D$4]+[.C42])" office:value-type="float" office:value="0.10810933676381" calcext:value-type="float">
            <text:p>0.10810933676381</text:p>
          </table:table-cell>
          <table:table-cell table:formula="of:=MIN(FLOOR(([.D42]/[.$C$4])*(2^12-1));2^12-1)"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297.7" calcext:value-type="float">
            <text:p><text:s/>298</text:p>
          </table:table-cell>
          <table:table-cell table:formula="of:=([.$B$4]-[.$A$4])*[.C43]/([.$D$4]+[.C43])" office:value-type="float" office:value="0.0954009147673752" calcext:value-type="float">
            <text:p>0.095400914767375</text:p>
          </table:table-cell>
          <table:table-cell table:formula="of:=MIN(FLOOR(([.D43]/[.$C$4])*(2^12-1));2^12-1)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262.4" calcext:value-type="float">
            <text:p><text:s/>262</text:p>
          </table:table-cell>
          <table:table-cell table:formula="of:=([.$B$4]-[.$A$4])*[.C44]/([.$D$4]+[.C44])" office:value-type="float" office:value="0.084377923292797" calcext:value-type="float">
            <text:p>0.084377923292797</text:p>
          </table:table-cell>
          <table:table-cell table:formula="of:=MIN(FLOOR(([.D44]/[.$C$4])*(2^12-1));2^12-1)"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231.9" calcext:value-type="float">
            <text:p><text:s/>232</text:p>
          </table:table-cell>
          <table:table-cell table:formula="of:=([.$B$4]-[.$A$4])*[.C45]/([.$D$4]+[.C45])" office:value-type="float" office:value="0.0747925605215063" calcext:value-type="float">
            <text:p>0.074792560521506</text:p>
          </table:table-cell>
          <table:table-cell table:formula="of:=MIN(FLOOR(([.D45]/[.$C$4])*(2^12-1));2^12-1)"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205.5" calcext:value-type="float">
            <text:p><text:s/>206</text:p>
          </table:table-cell>
          <table:table-cell table:formula="of:=([.$B$4]-[.$A$4])*[.C46]/([.$D$4]+[.C46])" office:value-type="float" office:value="0.0664494635245701" calcext:value-type="float">
            <text:p>0.06644946352457</text:p>
          </table:table-cell>
          <table:table-cell table:formula="of:=MIN(FLOOR(([.D46]/[.$C$4])*(2^12-1));2^12-1)"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82.6" calcext:value-type="float">
            <text:p><text:s/>183</text:p>
          </table:table-cell>
          <table:table-cell table:formula="of:=([.$B$4]-[.$A$4])*[.C47]/([.$D$4]+[.C47])" office:value-type="float" office:value="0.0591774203052266" calcext:value-type="float">
            <text:p>0.059177420305227</text:p>
          </table:table-cell>
          <table:table-cell table:formula="of:=MIN(FLOOR(([.D47]/[.$C$4])*(2^12-1));2^12-1)" office:value-type="float" office:value="93" calcext:value-type="float">
            <text:p>9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text>%x</number:text>
    </number:percentage-style>
    <number:number-style style:name="N122">
      <number:number number:decimal-places="0" loext:min-decimal-places="0" number:min-integer-digits="1">
        <number:embedded-text number:position="3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6:11:01.173772936</meta:creation-date>
    <dc:date>2018-11-18T18:27:05.232651507</dc:date>
    <meta:editing-duration>PT28M19S</meta:editing-duration>
    <meta:editing-cycles>3</meta:editing-cycles>
    <meta:generator>LibreOffice/6.1.3.2$Linux_X86_64 LibreOffice_project/10$Build-2</meta:generator>
    <meta:document-statistic meta:table-count="1" meta:cell-count="19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576cm" svg:height="12.419cm" xlink:href=".." xlink:type="simple" chart:class="chart:scatter" chart:style-name="ch1">
        <chart:title svg:x="7.757cm" svg:y="0.384cm" chart:style-name="ch2">
          <text:p>ADC_12 vs Temperature</text:p>
        </chart:title>
        <chart:plot-area chart:style-name="ch3" table:cell-range-address="Sheet1.B17:Sheet1.B37 Sheet1.E17:Sheet1.E37" svg:x="1.422cm" svg:y="1.411cm" svg:width="18.743cm" svg:height="9.779cm">
          <chartooo:coordinate-region svg:x="2.414cm" svg:y="1.61cm" svg:width="17.472cm" svg:height="8.933cm"/>
          <chart:axis chart:dimension="x" chart:name="primary-x" chart:style-name="ch4">
            <chart:title svg:x="9.545cm" svg:y="11.438cm" chart:style-name="ch5">
              <text:p>Temperature (C)</text:p>
            </chart:title>
          </chart:axis>
          <chart:axis chart:dimension="y" chart:name="primary-y" chart:style-name="ch4">
            <chart:title svg:x="0.451cm" svg:y="6.979cm" chart:style-name="ch6">
              <text:p>ADC_12</text:p>
            </chart:title>
            <chart:grid chart:style-name="ch7" chart:class="major"/>
          </chart:axis>
          <chart:series chart:style-name="ch8" chart:values-cell-range-address="Sheet1.E17:Sheet1.E37" chart:class="chart:scatter">
            <chart:domain table:cell-range-address="Sheet1.B17:Sheet1.B37"/>
            <chart:data-point chart:style-name="ch9" chart:repeated="2"/>
            <chart:data-point chart:repeated="6"/>
            <chart:data-point chart:style-name="ch9"/>
            <chart:data-point chart:repeated="11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7:Sheet1.B37</svg:desc>
                </draw:g>
              </table:table-cell>
              <table:table-cell office:value-type="float" office:value="3976">
                <text:p>3976</text:p>
                <draw:g>
                  <svg:desc>Sheet1.E17:Sheet1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726">
                <text:p>3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29">
                <text:p>3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loext:regression-x-name="T" loext:regression-y-name="ADC_12(T)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8cm" svg:height="8.994cm" xlink:href=".." xlink:type="simple" chart:class="chart:scatter" chart:style-name="ch1">
        <chart:title svg:x="5.463cm" svg:y="0.315cm" chart:style-name="ch2">
          <text:p>ADC_12 vs Temperature</text:p>
        </chart:title>
        <chart:subtitle svg:x="7.342cm" svg:y="1.273cm" chart:style-name="ch3">
          <text:p>0-40 C</text:p>
        </chart:subtitle>
        <chart:plot-area chart:style-name="ch4" table:cell-range-address="Sheet1.B17:Sheet1.B25 Sheet1.E17:Sheet1.E25" svg:x="1.33cm" svg:y="2.135cm" svg:width="14.339cm" svg:height="5.699cm">
          <chartooo:coordinate-region svg:x="2.322cm" svg:y="2.334cm" svg:width="13.16cm" svg:height="4.853cm"/>
          <chart:axis chart:dimension="x" chart:name="primary-x" chart:style-name="ch5">
            <chart:title svg:x="7.516cm" svg:y="8.013cm" chart:style-name="ch6">
              <text:p>Temperature</text:p>
            </chart:title>
          </chart:axis>
          <chart:axis chart:dimension="y" chart:name="primary-y" chart:style-name="ch5">
            <chart:title svg:x="0.451cm" svg:y="5.663cm" chart:style-name="ch7">
              <text:p>ADC_12</text:p>
            </chart:title>
            <chart:grid chart:style-name="ch8" chart:class="major"/>
          </chart:axis>
          <chart:series chart:style-name="ch9" chart:values-cell-range-address="Sheet1.E17:Sheet1.E25" chart:class="chart:scatter">
            <chart:domain table:cell-range-address="Sheet1.B17:Sheet1.B25"/>
            <chart:regression-curve chart:style-name="ch10">
              <chart:equation chart:display-equation="true" chart:display-r-square="true" svg:x="3.992cm" svg:y="5.3cm" chart:style-name="ch11"/>
            </chart:regression-curve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7:Sheet1.B25</svg:desc>
                </draw:g>
              </table:table-cell>
              <table:table-cell office:value-type="float" office:value="3976">
                <text:p>3976</text:p>
                <draw:g>
                  <svg:desc>Sheet1.E17:Sheet1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726">
                <text:p>3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807">
                <text:p>18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loext:regression-x-name="T" loext:regression-y-name="ADC_12(T)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8cm" svg:height="8.994cm" xlink:href=".." xlink:type="simple" chart:class="chart:scatter" chart:style-name="ch1">
        <chart:title svg:x="5.463cm" svg:y="0.315cm" chart:style-name="ch2">
          <text:p>ADC_12 vs Temperature</text:p>
        </chart:title>
        <chart:subtitle svg:x="7.289cm" svg:y="1.273cm" chart:style-name="ch3">
          <text:p>45-65C</text:p>
        </chart:subtitle>
        <chart:plot-area chart:style-name="ch4" table:cell-range-address="Sheet1.B26:Sheet1.B30 Sheet1.E26:Sheet1.E30" svg:x="1.33cm" svg:y="2.135cm" svg:width="14.339cm" svg:height="5.699cm">
          <chartooo:coordinate-region svg:x="2.137cm" svg:y="2.334cm" svg:width="13.16cm" svg:height="4.853cm"/>
          <chart:axis chart:dimension="x" chart:name="primary-x" chart:style-name="ch5">
            <chart:title svg:x="7.516cm" svg:y="8.013cm" chart:style-name="ch6">
              <text:p>Temperature</text:p>
            </chart:title>
          </chart:axis>
          <chart:axis chart:dimension="y" chart:name="primary-y" chart:style-name="ch5">
            <chart:title svg:x="0.451cm" svg:y="5.663cm" chart:style-name="ch7">
              <text:p>ADC_12</text:p>
            </chart:title>
            <chart:grid chart:style-name="ch8" chart:class="major"/>
          </chart:axis>
          <chart:series chart:style-name="ch9" chart:values-cell-range-address="Sheet1.E26:Sheet1.E30" chart:class="chart:scatter">
            <chart:domain table:cell-range-address="Sheet1.B26:Sheet1.B30"/>
            <chart:regression-curve chart:style-name="ch10">
              <chart:equation chart:display-equation="true" chart:display-r-square="true" svg:x="3.992cm" svg:y="5.3cm" chart:style-name="ch11"/>
            </chart:regression-curve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heet1.B26:Sheet1.B30</svg:desc>
                </draw:g>
              </table:table-cell>
              <table:table-cell office:value-type="float" office:value="1581">
                <text:p>1581</text:p>
                <draw:g>
                  <svg:desc>Sheet1.E26:Sheet1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896">
                <text:p>8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loext:regression-x-name="T" loext:regression-y-name="ADC_12(T)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8cm" svg:height="8.994cm" xlink:href=".." xlink:type="simple" chart:class="chart:scatter" chart:style-name="ch1">
        <chart:title svg:x="5.463cm" svg:y="0.315cm" chart:style-name="ch2">
          <text:p>ADC_12 vs Temperature</text:p>
        </chart:title>
        <chart:subtitle svg:x="7.183cm" svg:y="1.273cm" chart:style-name="ch3">
          <text:p>70-100C</text:p>
        </chart:subtitle>
        <chart:plot-area chart:style-name="ch4" table:cell-range-address="Sheet1.B31:Sheet1.B37 Sheet1.E31:Sheet1.E37" svg:x="1.33cm" svg:y="2.135cm" svg:width="14.339cm" svg:height="5.699cm">
          <chartooo:coordinate-region svg:x="2.137cm" svg:y="2.334cm" svg:width="13.252cm" svg:height="4.853cm"/>
          <chart:axis chart:dimension="x" chart:name="primary-x" chart:style-name="ch5">
            <chart:title svg:x="7.516cm" svg:y="8.013cm" chart:style-name="ch6">
              <text:p>Temperature</text:p>
            </chart:title>
          </chart:axis>
          <chart:axis chart:dimension="y" chart:name="primary-y" chart:style-name="ch5">
            <chart:title svg:x="0.451cm" svg:y="5.663cm" chart:style-name="ch7">
              <text:p>ADC_12</text:p>
            </chart:title>
            <chart:grid chart:style-name="ch8" chart:class="major"/>
          </chart:axis>
          <chart:series chart:style-name="ch9" chart:values-cell-range-address="Sheet1.E31:Sheet1.E37" chart:class="chart:scatter">
            <chart:domain table:cell-range-address="Sheet1.B31:Sheet1.B37"/>
            <chart:regression-curve chart:style-name="ch10">
              <chart:equation chart:display-equation="true" chart:display-r-square="true" svg:x="3.992cm" svg:y="5.3cm" chart:style-name="ch11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Sheet1.B31:Sheet1.B37</svg:desc>
                </draw:g>
              </table:table-cell>
              <table:table-cell office:value-type="float" office:value="775">
                <text:p>775</text:p>
                <draw:g>
                  <svg:desc>Sheet1.E31:Sheet1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">
                <text:p>9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329">
                <text:p>3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